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ce3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re?</text:p>
          </table:table-cell>
          <table:table-cell/>
          <table:table-cell office:value-type="string" calcext:value-type="string">
            <text:p>Total north (2)</text:p>
          </table:table-cell>
          <table:table-cell table:style-name="ce3" table:formula="of:=SUMIF([.E2:.E501]; 2; [.D2:.D501])" office:value-type="time" office:time-value="PT25H04M00S" calcext:value-type="time">
            <text:p>25:04</text:p>
          </table:table-cell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south (1)</text:p>
          </table:table-cell>
          <table:table-cell table:style-name="ce3" table:formula="of:=SUMIF([.E2:.E502]; 1; [.D2:.D502])" office:value-type="time" office:time-value="PT24H22M00S" calcext:value-type="time">
            <text:p>24:22</text:p>
          </table:table-cell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6H20M00S" calcext:value-type="time">
            <text:p>16:20</text:p>
          </table:table-cell>
          <table:table-cell table:formula="of:=[.C3]-[.B3]" office:value-type="time" office:time-value="PT05H10M00S" calcext:value-type="time">
            <text:p>05: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time</text:p>
          </table:table-cell>
          <table:table-cell table:style-name="ce3" table:formula="of:=[.H1]+[.H2]" office:value-type="time" office:time-value="PT49H26M00S" calcext:value-type="time">
            <text:p>49:26</text:p>
          </table:table-cell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4H20M00S" calcext:value-type="time">
            <text:p>14:20</text:p>
          </table:table-cell>
          <table:table-cell table:formula="of:=[.C4]-[.B4]" office:value-type="time" office:time-value="PT05H00M00S" calcext:value-type="time">
            <text:p>05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9H30M00S" calcext:value-type="time">
            <text:p>19:30</text:p>
          </table:table-cell>
          <table:table-cell table:formula="of:=[.C5]-[.B5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1" calcext:value-type="date">
            <text:p>21/02/16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11H10M00S" calcext:value-type="time">
            <text:p>11:10</text:p>
          </table:table-cell>
          <table:table-cell table:formula="of:=[.C6]-[.B6]"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7H30M00S" calcext:value-type="time">
            <text:p>07:30</text:p>
          </table:table-cell>
          <table:table-cell table:formula="of:=[.C7]-[.B7]" office:value-type="time" office:time-value="PT00H40M00S" calcext:value-type="time">
            <text:p>00: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3H30M00S" calcext:value-type="time">
            <text:p>13:30</text:p>
          </table:table-cell>
          <table:table-cell table:formula="of:=[.C8]-[.B8]" office:value-type="time" office:time-value="PT03H55M00S" calcext:value-type="time">
            <text:p>03: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14H19M00S" calcext:value-type="time">
            <text:p>14:19</text:p>
          </table:table-cell>
          <table:table-cell office:value-type="time" office:time-value="PT16H40M00S" calcext:value-type="time">
            <text:p>16:40</text:p>
          </table:table-cell>
          <table:table-cell table:formula="of:=[.C9]-[.B9]" office:value-type="time" office:time-value="PT02H21M00S" calcext:value-type="time">
            <text:p>02: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19H35M00S" calcext:value-type="time">
            <text:p>19:35</text:p>
          </table:table-cell>
          <table:table-cell table:formula="of:=[.C10]-[.B10]" office:value-type="time" office:time-value="PT04H47M00S" calcext:value-type="time">
            <text:p>04: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5H10M00S" calcext:value-type="time">
            <text:p>15:10</text:p>
          </table:table-cell>
          <table:table-cell table:formula="of:=[.C11]-[.B11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2H25M00S" calcext:value-type="time">
            <text:p>12:25</text:p>
          </table:table-cell>
          <table:table-cell table:formula="of:=[.C12]-[.B12]" office:value-type="time" office:time-value="PT02H50M00S" calcext:value-type="time">
            <text:p>02: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16H16M00S" calcext:value-type="time">
            <text:p>16:16</text:p>
          </table:table-cell>
          <table:table-cell office:value-type="time" office:time-value="PT17H30M00S" calcext:value-type="time">
            <text:p>17:30</text:p>
          </table:table-cell>
          <table:table-cell table:formula="of:=[.C13]-[.B13]" office:value-type="time" office:time-value="PT01H14M00S" calcext:value-type="time">
            <text:p>01: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8" calcext:value-type="date">
            <text:p>28/02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5H40M00S" calcext:value-type="time">
            <text:p>15:40</text:p>
          </table:table-cell>
          <table:table-cell table:formula="of:=[.C14]-[.B14]" office:value-type="time" office:time-value="PT00H30M00S" calcext:value-type="time">
            <text:p>00: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12H10M00S" calcext:value-type="time">
            <text:p>12:10</text:p>
          </table:table-cell>
          <table:table-cell table:formula="of:=[.C15]-[.B15]" office:value-type="time" office:time-value="PT02H33M00S" calcext:value-type="time">
            <text:p>02: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14H45M00S" calcext:value-type="time">
            <text:p>14:45</text:p>
          </table:table-cell>
          <table:table-cell office:value-type="time" office:time-value="PT18H45M00S" calcext:value-type="time">
            <text:p>18:45</text:p>
          </table:table-cell>
          <table:table-cell table:formula="of:=[.C16]-[.B16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0H35M00S" calcext:value-type="time">
            <text:p>10:35</text:p>
          </table:table-cell>
          <table:table-cell office:value-type="time" office:time-value="PT12H55M00S" calcext:value-type="time">
            <text:p>12:55</text:p>
          </table:table-cell>
          <table:table-cell table:formula="of:=[.C17]-[.B17]" office:value-type="time" office:time-value="PT02H20M00S" calcext:value-type="time">
            <text:p>02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9H01M00S" calcext:value-type="time">
            <text:p>19:01</text:p>
          </table:table-cell>
          <table:table-cell table:formula="of:=[.C18]-[.B18]" office:value-type="time" office:time-value="PT03H51M00S" calcext:value-type="time">
            <text:p>03: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  <number:text>:</number:text>
    </number:time-style>
    <number:time-style style:name="N113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9:56:54.453529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4:55.706704707</meta:creation-date>
    <dc:date>2016-03-01T20:45:40.925831764</dc:date>
    <meta:editing-duration>PT1H51M38S</meta:editing-duration>
    <meta:editing-cycles>8</meta:editing-cycles>
    <meta:generator>LibreOffice/5.0.5.2$Linux_X86_64 LibreOffice_project/00m0$Build-2</meta:generator>
    <meta:document-statistic meta:table-count="1" meta:cell-count="96" meta:object-count="0"/>
  </office:meta>
</office:document-meta>
</file>